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2.393cm" svg:y="10.406cm">
            <draw:object draw:notify-on-update-of-ranges="Hoja1.A1:Hoja1.A1 Hoja1.A2:Hoja1.A21 Hoja1.B1:Hoja1.B1 Hoja1.B2:Hoja1.B21 Hoja1.C1:Hoja1.C1 Hoja1.C2:Hoja1.C21 Hoja1.D1:Hoja1.D1 Hoja1.D2:Hoja1.D21 Hoja1.E1:Hoja1.E1 Hoja1.E2:Hoja1.E21 Hoja1.F1:Hoja1.F1 Hoja1.F2:Hoja1.F21 Hoja1.G1:Hoja1.G1 Hoja1.G2:Hoja1.G21 Hoja1.H1:Hoja1.H1 Hoja1.H2:Hoja1.H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Fuerza</text:p>
          </table:table-cell>
          <table:table-cell table:style-name="Default" office:value-type="string" calcext:value-type="string">
            <text:p>Destreza</text:p>
          </table:table-cell>
          <table:table-cell table:style-name="Default" office:value-type="string" calcext:value-type="string">
            <text:p>Constitución</text:p>
          </table:table-cell>
          <table:table-cell table:style-name="Default" office:value-type="string" calcext:value-type="string">
            <text:p>Velocidad</text:p>
          </table:table-cell>
          <table:table-cell table:style-name="Default" office:value-type="string" calcext:value-type="string">
            <text:p>Inteligencia</text:p>
          </table:table-cell>
          <table:table-cell table:style-name="Default" office:value-type="string" calcext:value-type="string">
            <text:p>Percepción</text:p>
          </table:table-cell>
          <table:table-cell office:value-type="string" calcext:value-type="string">
            <text:p>Fecundidad</text:p>
          </table:table-cell>
          <table:table-cell office:value-type="string" calcext:value-type="string">
            <text:p>Madurez Sexu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2</text:p>
          </table:table-cell>
          <table:table-cell office:value-type="float" office:value="10.25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.97986577181208" calcext:value-type="float">
            <text:p>5</text:p>
          </table:table-cell>
          <table:table-cell office:value-type="float" office:value="6.2751677852349" calcext:value-type="float">
            <text:p>6</text:p>
          </table:table-cell>
          <table:table-cell office:value-type="float" office:value="5.90604026845638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97315436241611" calcext:value-type="float">
            <text:p>2</text:p>
          </table:table-cell>
          <table:table-cell office:value-type="float" office:value="10.6107382550336" calcext:value-type="float">
            <text:p>11</text:p>
          </table:table-cell>
          <table:table-cell office:value-type="float" office:value="0.993288590604027" calcext:value-type="float">
            <text:p>0,9932885906</text:p>
          </table:table-cell>
          <table:table-cell office:value-type="float" office:value="14.9865771812081" calcext:value-type="float">
            <text:p>14,9865771812</text:p>
          </table:table-cell>
        </table:table-row>
        <table:table-row table:style-name="ro1">
          <table:table-cell office:value-type="float" office:value="4.95854922279793" calcext:value-type="float">
            <text:p>5</text:p>
          </table:table-cell>
          <table:table-cell office:value-type="float" office:value="6.06217616580311" calcext:value-type="float">
            <text:p>6</text:p>
          </table:table-cell>
          <table:table-cell office:value-type="float" office:value="5.73056994818653" calcext:value-type="float">
            <text:p>6</text:p>
          </table:table-cell>
          <table:table-cell office:value-type="float" office:value="7.03626943005181" calcext:value-type="float">
            <text:p>7</text:p>
          </table:table-cell>
          <table:table-cell office:value-type="float" office:value="1.8860103626943" calcext:value-type="float">
            <text:p>2</text:p>
          </table:table-cell>
          <table:table-cell office:value-type="float" office:value="10.1347150259067" calcext:value-type="float">
            <text:p>10</text:p>
          </table:table-cell>
          <table:table-cell office:value-type="float" office:value="1.03626943005181" calcext:value-type="float">
            <text:p>1,0362694301</text:p>
          </table:table-cell>
          <table:table-cell office:value-type="float" office:value="15.0569948186528" calcext:value-type="float">
            <text:p>15,0569948187</text:p>
          </table:table-cell>
        </table:table-row>
        <table:table-row table:style-name="ro1">
          <table:table-cell office:value-type="float" office:value="5.04123711340206" calcext:value-type="float">
            <text:p>5</text:p>
          </table:table-cell>
          <table:table-cell office:value-type="float" office:value="6.19072164948454" calcext:value-type="float">
            <text:p>6</text:p>
          </table:table-cell>
          <table:table-cell office:value-type="float" office:value="5.88144329896907" calcext:value-type="float">
            <text:p>6</text:p>
          </table:table-cell>
          <table:table-cell office:value-type="float" office:value="7.07216494845361" calcext:value-type="float">
            <text:p>7</text:p>
          </table:table-cell>
          <table:table-cell office:value-type="float" office:value="2.03092783505155" calcext:value-type="float">
            <text:p>2</text:p>
          </table:table-cell>
          <table:table-cell office:value-type="float" office:value="10.2164948453608" calcext:value-type="float">
            <text:p>10</text:p>
          </table:table-cell>
          <table:table-cell office:value-type="float" office:value="1.10309278350515" calcext:value-type="float">
            <text:p>1,1030927835</text:p>
          </table:table-cell>
          <table:table-cell office:value-type="float" office:value="14.9536082474227" calcext:value-type="float">
            <text:p>14,9536082474</text:p>
          </table:table-cell>
        </table:table-row>
        <table:table-row table:style-name="ro1">
          <table:table-cell office:value-type="float" office:value="4.94979079497908" calcext:value-type="float">
            <text:p>5</text:p>
          </table:table-cell>
          <table:table-cell office:value-type="float" office:value="6.1673640167364" calcext:value-type="float">
            <text:p>6</text:p>
          </table:table-cell>
          <table:table-cell office:value-type="float" office:value="5.74476987447699" calcext:value-type="float">
            <text:p>6</text:p>
          </table:table-cell>
          <table:table-cell office:value-type="float" office:value="7.31380753138075" calcext:value-type="float">
            <text:p>7</text:p>
          </table:table-cell>
          <table:table-cell office:value-type="float" office:value="1.85774058577406" calcext:value-type="float">
            <text:p>2</text:p>
          </table:table-cell>
          <table:table-cell office:value-type="float" office:value="9.85774058577406" calcext:value-type="float">
            <text:p>10</text:p>
          </table:table-cell>
          <table:table-cell office:value-type="float" office:value="1.2092050209205" calcext:value-type="float">
            <text:p>1,2092050209</text:p>
          </table:table-cell>
          <table:table-cell office:value-type="float" office:value="14.9958158995816" calcext:value-type="float">
            <text:p>14,9958158996</text:p>
          </table:table-cell>
        </table:table-row>
        <table:table-row table:style-name="ro1">
          <table:table-cell office:value-type="float" office:value="4.91794871794872" calcext:value-type="float">
            <text:p>5</text:p>
          </table:table-cell>
          <table:table-cell office:value-type="float" office:value="6.56410256410256" calcext:value-type="float">
            <text:p>7</text:p>
          </table:table-cell>
          <table:table-cell office:value-type="float" office:value="6.28205128205128" calcext:value-type="float">
            <text:p>6</text:p>
          </table:table-cell>
          <table:table-cell office:value-type="float" office:value="7.33333333333333" calcext:value-type="float">
            <text:p>7</text:p>
          </table:table-cell>
          <table:table-cell office:value-type="float" office:value="2.17435897435897" calcext:value-type="float">
            <text:p>2</text:p>
          </table:table-cell>
          <table:table-cell office:value-type="float" office:value="9.92307692307692" calcext:value-type="float">
            <text:p>10</text:p>
          </table:table-cell>
          <table:table-cell office:value-type="float" office:value="1.34358974358974" calcext:value-type="float">
            <text:p>1,3435897436</text:p>
          </table:table-cell>
          <table:table-cell office:value-type="float" office:value="14.9538461538462" calcext:value-type="float">
            <text:p>14,9538461538</text:p>
          </table:table-cell>
        </table:table-row>
        <table:table-row table:style-name="ro1">
          <table:table-cell office:value-type="float" office:value="4.859375" calcext:value-type="float">
            <text:p>5</text:p>
          </table:table-cell>
          <table:table-cell office:value-type="float" office:value="7.015625" calcext:value-type="float">
            <text:p>7</text:p>
          </table:table-cell>
          <table:table-cell office:value-type="float" office:value="6.61979166666667" calcext:value-type="float">
            <text:p>7</text:p>
          </table:table-cell>
          <table:table-cell office:value-type="float" office:value="7.61458333333333" calcext:value-type="float">
            <text:p>8</text:p>
          </table:table-cell>
          <table:table-cell office:value-type="float" office:value="2.48958333333333" calcext:value-type="float">
            <text:p>2</text:p>
          </table:table-cell>
          <table:table-cell office:value-type="float" office:value="9.69791666666667" calcext:value-type="float">
            <text:p>10</text:p>
          </table:table-cell>
          <table:table-cell office:value-type="float" office:value="1.46875" calcext:value-type="float">
            <text:p>1,46875</text:p>
          </table:table-cell>
          <table:table-cell office:value-type="float" office:value="14.875" calcext:value-type="float">
            <text:p>14,875</text:p>
          </table:table-cell>
        </table:table-row>
        <table:table-row table:style-name="ro1">
          <table:table-cell office:value-type="float" office:value="4.86734693877551" calcext:value-type="float">
            <text:p>5</text:p>
          </table:table-cell>
          <table:table-cell office:value-type="float" office:value="6.57142857142857" calcext:value-type="float">
            <text:p>7</text:p>
          </table:table-cell>
          <table:table-cell office:value-type="float" office:value="6.41836734693878" calcext:value-type="float">
            <text:p>6</text:p>
          </table:table-cell>
          <table:table-cell office:value-type="float" office:value="7.83163265306123" calcext:value-type="float">
            <text:p>8</text:p>
          </table:table-cell>
          <table:table-cell office:value-type="float" office:value="2.47959183673469" calcext:value-type="float">
            <text:p>2</text:p>
          </table:table-cell>
          <table:table-cell office:value-type="float" office:value="9.14795918367347" calcext:value-type="float">
            <text:p>9</text:p>
          </table:table-cell>
          <table:table-cell office:value-type="float" office:value="1.53061224489796" calcext:value-type="float">
            <text:p>1,5306122449</text:p>
          </table:table-cell>
          <table:table-cell office:value-type="float" office:value="15.030612244898" calcext:value-type="float">
            <text:p>15,0306122449</text:p>
          </table:table-cell>
        </table:table-row>
        <table:table-row table:style-name="ro1">
          <table:table-cell office:value-type="float" office:value="4.82967032967033" calcext:value-type="float">
            <text:p>5</text:p>
          </table:table-cell>
          <table:table-cell office:value-type="float" office:value="7.04945054945055" calcext:value-type="float">
            <text:p>7</text:p>
          </table:table-cell>
          <table:table-cell office:value-type="float" office:value="6.74175824175824" calcext:value-type="float">
            <text:p>7</text:p>
          </table:table-cell>
          <table:table-cell office:value-type="float" office:value="7.96153846153846" calcext:value-type="float">
            <text:p>8</text:p>
          </table:table-cell>
          <table:table-cell office:value-type="float" office:value="2.69230769230769" calcext:value-type="float">
            <text:p>3</text:p>
          </table:table-cell>
          <table:table-cell office:value-type="float" office:value="9.13186813186813" calcext:value-type="float">
            <text:p>9</text:p>
          </table:table-cell>
          <table:table-cell office:value-type="float" office:value="1.74725274725275" calcext:value-type="float">
            <text:p>1,7472527473</text:p>
          </table:table-cell>
          <table:table-cell office:value-type="float" office:value="14.9450549450549" calcext:value-type="float">
            <text:p>14,9450549451</text:p>
          </table:table-cell>
        </table:table-row>
        <table:table-row table:style-name="ro1">
          <table:table-cell office:value-type="float" office:value="5.11797752808989" calcext:value-type="float">
            <text:p>5</text:p>
          </table:table-cell>
          <table:table-cell office:value-type="float" office:value="7.15168539325843" calcext:value-type="float">
            <text:p>7</text:p>
          </table:table-cell>
          <table:table-cell office:value-type="float" office:value="6.7247191011236" calcext:value-type="float">
            <text:p>7</text:p>
          </table:table-cell>
          <table:table-cell office:value-type="float" office:value="8.18539325842697" calcext:value-type="float">
            <text:p>8</text:p>
          </table:table-cell>
          <table:table-cell office:value-type="float" office:value="2.67977528089888" calcext:value-type="float">
            <text:p>3</text:p>
          </table:table-cell>
          <table:table-cell office:value-type="float" office:value="8.99438202247191" calcext:value-type="float">
            <text:p>9</text:p>
          </table:table-cell>
          <table:table-cell office:value-type="float" office:value="1.85393258426966" calcext:value-type="float">
            <text:p>1,8539325843</text:p>
          </table:table-cell>
          <table:table-cell office:value-type="float" office:value="14.8988764044944" calcext:value-type="float">
            <text:p>14,8988764045</text:p>
          </table:table-cell>
        </table:table-row>
        <table:table-row table:style-name="ro1">
          <table:table-cell office:value-type="float" office:value="4.87898089171975" calcext:value-type="float">
            <text:p>5</text:p>
          </table:table-cell>
          <table:table-cell office:value-type="float" office:value="7.19108280254777" calcext:value-type="float">
            <text:p>7</text:p>
          </table:table-cell>
          <table:table-cell office:value-type="float" office:value="6.47133757961784" calcext:value-type="float">
            <text:p>6</text:p>
          </table:table-cell>
          <table:table-cell office:value-type="float" office:value="8.23566878980892" calcext:value-type="float">
            <text:p>8</text:p>
          </table:table-cell>
          <table:table-cell office:value-type="float" office:value="2.93630573248408" calcext:value-type="float">
            <text:p>3</text:p>
          </table:table-cell>
          <table:table-cell office:value-type="float" office:value="8.87898089171975" calcext:value-type="float">
            <text:p>9</text:p>
          </table:table-cell>
          <table:table-cell office:value-type="float" office:value="2.17197452229299" calcext:value-type="float">
            <text:p>2,1719745223</text:p>
          </table:table-cell>
          <table:table-cell office:value-type="float" office:value="14.828025477707" calcext:value-type="float">
            <text:p>14,8280254777</text:p>
          </table:table-cell>
        </table:table-row>
        <table:table-row table:style-name="ro1">
          <table:table-cell office:value-type="float" office:value="4.70322580645161" calcext:value-type="float">
            <text:p>5</text:p>
          </table:table-cell>
          <table:table-cell office:value-type="float" office:value="7.64516129032258" calcext:value-type="float">
            <text:p>8</text:p>
          </table:table-cell>
          <table:table-cell office:value-type="float" office:value="6.83225806451613" calcext:value-type="float">
            <text:p>7</text:p>
          </table:table-cell>
          <table:table-cell office:value-type="float" office:value="8.48387096774194" calcext:value-type="float">
            <text:p>8</text:p>
          </table:table-cell>
          <table:table-cell office:value-type="float" office:value="3.33548387096774" calcext:value-type="float">
            <text:p>3</text:p>
          </table:table-cell>
          <table:table-cell office:value-type="float" office:value="8.95483870967742" calcext:value-type="float">
            <text:p>9</text:p>
          </table:table-cell>
          <table:table-cell office:value-type="float" office:value="2.20645161290323" calcext:value-type="float">
            <text:p>2,2064516129</text:p>
          </table:table-cell>
          <table:table-cell office:value-type="float" office:value="14.9806451612903" calcext:value-type="float">
            <text:p>14,9806451613</text:p>
          </table:table-cell>
        </table:table-row>
        <table:table-row table:style-name="ro1">
          <table:table-cell office:value-type="float" office:value="4.93793103448276" calcext:value-type="float">
            <text:p>5</text:p>
          </table:table-cell>
          <table:table-cell office:value-type="float" office:value="7.84137931034483" calcext:value-type="float">
            <text:p>8</text:p>
          </table:table-cell>
          <table:table-cell office:value-type="float" office:value="7.01379310344828" calcext:value-type="float">
            <text:p>7</text:p>
          </table:table-cell>
          <table:table-cell office:value-type="float" office:value="8.46206896551724" calcext:value-type="float">
            <text:p>8</text:p>
          </table:table-cell>
          <table:table-cell office:value-type="float" office:value="3.36551724137931" calcext:value-type="float">
            <text:p>3</text:p>
          </table:table-cell>
          <table:table-cell office:value-type="float" office:value="8.72413793103448" calcext:value-type="float">
            <text:p>9</text:p>
          </table:table-cell>
          <table:table-cell office:value-type="float" office:value="2.31724137931034" calcext:value-type="float">
            <text:p>2,3172413793</text:p>
          </table:table-cell>
          <table:table-cell office:value-type="float" office:value="14.8620689655172" calcext:value-type="float">
            <text:p>14,8620689655</text:p>
          </table:table-cell>
        </table:table-row>
        <table:table-row table:style-name="ro1">
          <table:table-cell office:value-type="float" office:value="5.09090909090909" calcext:value-type="float">
            <text:p>5</text:p>
          </table:table-cell>
          <table:table-cell office:value-type="float" office:value="7.73426573426573" calcext:value-type="float">
            <text:p>8</text:p>
          </table:table-cell>
          <table:table-cell office:value-type="float" office:value="6.92307692307692" calcext:value-type="float">
            <text:p>7</text:p>
          </table:table-cell>
          <table:table-cell office:value-type="float" office:value="8.58041958041958" calcext:value-type="float">
            <text:p>9</text:p>
          </table:table-cell>
          <table:table-cell office:value-type="float" office:value="3.47552447552448" calcext:value-type="float">
            <text:p>3</text:p>
          </table:table-cell>
          <table:table-cell office:value-type="float" office:value="8.72727272727273" calcext:value-type="float">
            <text:p>9</text:p>
          </table:table-cell>
          <table:table-cell office:value-type="float" office:value="2.13986013986014" calcext:value-type="float">
            <text:p>2,1398601399</text:p>
          </table:table-cell>
          <table:table-cell office:value-type="float" office:value="14.7622377622378" calcext:value-type="float">
            <text:p>14,7622377622</text:p>
          </table:table-cell>
        </table:table-row>
        <table:table-row table:style-name="ro1">
          <table:table-cell office:value-type="float" office:value="5.19402985074627" calcext:value-type="float">
            <text:p>5</text:p>
          </table:table-cell>
          <table:table-cell office:value-type="float" office:value="8.08208955223881" calcext:value-type="float">
            <text:p>8</text:p>
          </table:table-cell>
          <table:table-cell office:value-type="float" office:value="7.08955223880597" calcext:value-type="float">
            <text:p>7</text:p>
          </table:table-cell>
          <table:table-cell office:value-type="float" office:value="8.71641791044776" calcext:value-type="float">
            <text:p>9</text:p>
          </table:table-cell>
          <table:table-cell office:value-type="float" office:value="3.76865671641791" calcext:value-type="float">
            <text:p>4</text:p>
          </table:table-cell>
          <table:table-cell office:value-type="float" office:value="8.17910447761194" calcext:value-type="float">
            <text:p>8</text:p>
          </table:table-cell>
          <table:table-cell office:value-type="float" office:value="2.44029850746269" calcext:value-type="float">
            <text:p>2,4402985075</text:p>
          </table:table-cell>
          <table:table-cell office:value-type="float" office:value="14.6044776119403" calcext:value-type="float">
            <text:p>14,6044776119</text:p>
          </table:table-cell>
        </table:table-row>
        <table:table-row table:style-name="ro1">
          <table:table-cell office:value-type="float" office:value="5.26666666666667" calcext:value-type="float">
            <text:p>5</text:p>
          </table:table-cell>
          <table:table-cell office:value-type="float" office:value="7.84166666666667" calcext:value-type="float">
            <text:p>8</text:p>
          </table:table-cell>
          <table:table-cell office:value-type="float" office:value="7.90833333333333" calcext:value-type="float">
            <text:p>8</text:p>
          </table:table-cell>
          <table:table-cell office:value-type="float" office:value="8.69166666666667" calcext:value-type="float">
            <text:p>9</text:p>
          </table:table-cell>
          <table:table-cell office:value-type="float" office:value="3.375" calcext:value-type="float">
            <text:p>3</text:p>
          </table:table-cell>
          <table:table-cell office:value-type="float" office:value="7.98333333333333" calcext:value-type="float">
            <text:p>8</text:p>
          </table:table-cell>
          <table:table-cell office:value-type="float" office:value="2.125" calcext:value-type="float">
            <text:p>2,125</text:p>
          </table:table-cell>
          <table:table-cell office:value-type="float" office:value="14.6583333333333" calcext:value-type="float">
            <text:p>14,6583333333</text:p>
          </table:table-cell>
        </table:table-row>
        <table:table-row table:style-name="ro1">
          <table:table-cell office:value-type="float" office:value="5.14678899082569" calcext:value-type="float">
            <text:p>5</text:p>
          </table:table-cell>
          <table:table-cell office:value-type="float" office:value="8.46788990825688" calcext:value-type="float">
            <text:p>8</text:p>
          </table:table-cell>
          <table:table-cell office:value-type="float" office:value="7.67889908256881" calcext:value-type="float">
            <text:p>8</text:p>
          </table:table-cell>
          <table:table-cell office:value-type="float" office:value="9.07339449541284" calcext:value-type="float">
            <text:p>9</text:p>
          </table:table-cell>
          <table:table-cell office:value-type="float" office:value="3.84403669724771" calcext:value-type="float">
            <text:p>4</text:p>
          </table:table-cell>
          <table:table-cell office:value-type="float" office:value="7.77981651376147" calcext:value-type="float">
            <text:p>8</text:p>
          </table:table-cell>
          <table:table-cell office:value-type="float" office:value="2.47706422018349" calcext:value-type="float">
            <text:p>2,4770642202</text:p>
          </table:table-cell>
          <table:table-cell office:value-type="float" office:value="14.651376146789" calcext:value-type="float">
            <text:p>14,6513761468</text:p>
          </table:table-cell>
        </table:table-row>
        <table:table-row table:style-name="ro1">
          <table:table-cell office:value-type="float" office:value="5.79775280898876" calcext:value-type="float">
            <text:p>6</text:p>
          </table:table-cell>
          <table:table-cell office:value-type="float" office:value="8.57303370786517" calcext:value-type="float">
            <text:p>9</text:p>
          </table:table-cell>
          <table:table-cell office:value-type="float" office:value="8.39325842696629" calcext:value-type="float">
            <text:p>8</text:p>
          </table:table-cell>
          <table:table-cell office:value-type="float" office:value="9.55056179775281" calcext:value-type="float">
            <text:p>10</text:p>
          </table:table-cell>
          <table:table-cell office:value-type="float" office:value="3.43820224719101" calcext:value-type="float">
            <text:p>3</text:p>
          </table:table-cell>
          <table:table-cell office:value-type="float" office:value="7.20224719101124" calcext:value-type="float">
            <text:p>7</text:p>
          </table:table-cell>
          <table:table-cell office:value-type="float" office:value="2.68539325842697" calcext:value-type="float">
            <text:p>2,6853932584</text:p>
          </table:table-cell>
          <table:table-cell office:value-type="float" office:value="14.9213483146067" calcext:value-type="float">
            <text:p>14,9213483146</text:p>
          </table:table-cell>
        </table:table-row>
        <table:table-row table:style-name="ro1">
          <table:table-cell office:value-type="float" office:value="6.03174603174603" calcext:value-type="float">
            <text:p>6</text:p>
          </table:table-cell>
          <table:table-cell office:value-type="float" office:value="9.57142857142857" calcext:value-type="float">
            <text:p>10</text:p>
          </table:table-cell>
          <table:table-cell office:value-type="float" office:value="8.73015873015873" calcext:value-type="float">
            <text:p>9</text:p>
          </table:table-cell>
          <table:table-cell office:value-type="float" office:value="10.3015873015873" calcext:value-type="float">
            <text:p>10</text:p>
          </table:table-cell>
          <table:table-cell office:value-type="float" office:value="3.82539682539683" calcext:value-type="float">
            <text:p>4</text:p>
          </table:table-cell>
          <table:table-cell office:value-type="float" office:value="7.74603174603175" calcext:value-type="float">
            <text:p>8</text:p>
          </table:table-cell>
          <table:table-cell office:value-type="float" office:value="2.6031746031746" calcext:value-type="float">
            <text:p>2,6031746032</text:p>
          </table:table-cell>
          <table:table-cell office:value-type="float" office:value="14.7142857142857" calcext:value-type="float">
            <text:p>14,7142857143</text:p>
          </table:table-cell>
        </table:table-row>
        <table:table-row table:style-name="ro1">
          <table:table-cell office:value-type="float" office:value="5.64705882352941" calcext:value-type="float">
            <text:p>6</text:p>
          </table:table-cell>
          <table:table-cell office:value-type="float" office:value="8.82352941176471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1.8823529411765" calcext:value-type="float">
            <text:p>12</text:p>
          </table:table-cell>
          <table:table-cell office:value-type="float" office:value="3.94117647058824" calcext:value-type="float">
            <text:p>4</text:p>
          </table:table-cell>
          <table:table-cell office:value-type="float" office:value="8.35294117647059" calcext:value-type="float">
            <text:p>8</text:p>
          </table:table-cell>
          <table:table-cell office:value-type="float" office:value="2.64705882352941" calcext:value-type="float">
            <text:p>2,6470588235</text:p>
          </table:table-cell>
          <table:table-cell office:value-type="float" office:value="15.0588235294118" calcext:value-type="float">
            <text:p>15,0588235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21:39:04.3595161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án Pimentel</meta:initial-creator>
    <meta:creation-date>2017-09-16T16:14:04.561451459</meta:creation-date>
    <dc:date>2017-09-18T21:43:59.055415530</dc:date>
    <dc:creator>Adrián Pimentel</dc:creator>
    <meta:editing-duration>PT31M44S</meta:editing-duration>
    <meta:editing-cycles>3</meta:editing-cycles>
    <meta:generator>LibreOffice/4.3.3.2$Linux_X86_64 LibreOffice_project/430m0$Build-2</meta:generator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egrita" style:font-family-generic="roman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1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Normal" style:font-family-generic="roman" fo:font-size="11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al" style:font-family-generic="roman"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3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3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3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36cm" svg:y="0.316cm" chart:style-name="ch2">
          <text:p>Conejos</text:p>
        </chart:title>
        <chart:legend chart:legend-position="end" svg:x="12.118cm" svg:y="2.354cm" style:legend-expansion="high" chart:style-name="ch3"/>
        <chart:plot-area chart:style-name="ch4" table:cell-range-address="Hoja1.A1:Hoja1.H21" chart:data-source-has-labels="row" svg:x="1.426cm" svg:y="1.275cm" svg:width="10.372cm" svg:height="6.469cm">
          <chartooo:coordinate-region svg:x="2.047cm" svg:y="1.474cm" svg:width="9.564cm" svg:height="5.623cm"/>
          <chart:axis chart:dimension="x" chart:name="primary-x" chart:style-name="ch5">
            <chart:title svg:x="6.013cm" svg:y="7.925cm" chart:style-name="ch6">
              <text:p>Turnos</text:p>
            </chart:title>
          </chart:axis>
          <chart:axis chart:dimension="y" chart:name="primary-y" chart:style-name="ch7">
            <chart:title svg:x="0.451cm" svg:y="4.989cm" chart:style-name="ch8">
              <text:p>Valor</text:p>
            </chart:title>
            <chart:grid chart:style-name="ch9" chart:class="major"/>
          </chart:axis>
          <chart:series chart:style-name="ch10" chart:values-cell-range-address="Hoja1.A2:Hoja1.A21" chart:label-cell-address="Hoja1.A1:Hoja1.A1" chart:class="chart:line">
            <chart:data-point chart:repeated="20"/>
          </chart:series>
          <chart:series chart:style-name="ch11" chart:values-cell-range-address="Hoja1.B2:Hoja1.B21" chart:label-cell-address="Hoja1.B1:Hoja1.B1" chart:class="chart:line">
            <chart:data-point chart:repeated="20"/>
          </chart:series>
          <chart:series chart:style-name="ch12" chart:values-cell-range-address="Hoja1.C2:Hoja1.C21" chart:label-cell-address="Hoja1.C1:Hoja1.C1" chart:class="chart:line">
            <chart:data-point chart:repeated="20"/>
          </chart:series>
          <chart:series chart:style-name="ch13" chart:values-cell-range-address="Hoja1.D2:Hoja1.D21" chart:label-cell-address="Hoja1.D1:Hoja1.D1" chart:class="chart:line">
            <chart:data-point chart:repeated="20"/>
          </chart:series>
          <chart:series chart:style-name="ch14" chart:values-cell-range-address="Hoja1.E2:Hoja1.E21" chart:label-cell-address="Hoja1.E1:Hoja1.E1" chart:class="chart:line">
            <chart:data-point chart:repeated="20"/>
          </chart:series>
          <chart:series chart:style-name="ch15" chart:values-cell-range-address="Hoja1.F2:Hoja1.F21" chart:label-cell-address="Hoja1.F1:Hoja1.F1" chart:class="chart:line">
            <chart:data-point chart:repeated="20"/>
          </chart:series>
          <chart:series chart:style-name="ch16" chart:values-cell-range-address="Hoja1.G2:Hoja1.G21" chart:label-cell-address="Hoja1.G1:Hoja1.G1" chart:class="chart:line">
            <chart:data-point chart:repeated="20"/>
          </chart:series>
          <chart:series chart:style-name="ch17" chart:values-cell-range-address="Hoja1.H2:Hoja1.H21" chart:label-cell-address="Hoja1.H1:Hoja1.H1" chart:class="chart:line"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erza</text:p>
                <draw:g>
                  <svg:desc>Hoja1.A1:Hoja1.A1</svg:desc>
                </draw:g>
              </table:table-cell>
              <table:table-cell office:value-type="string">
                <text:p>Destreza</text:p>
                <draw:g>
                  <svg:desc>Hoja1.B1:Hoja1.B1</svg:desc>
                </draw:g>
              </table:table-cell>
              <table:table-cell office:value-type="string">
                <text:p>Constitución</text:p>
                <draw:g>
                  <svg:desc>Hoja1.C1:Hoja1.C1</svg:desc>
                </draw:g>
              </table:table-cell>
              <table:table-cell office:value-type="string">
                <text:p>Velocidad</text:p>
                <draw:g>
                  <svg:desc>Hoja1.D1:Hoja1.D1</svg:desc>
                </draw:g>
              </table:table-cell>
              <table:table-cell office:value-type="string">
                <text:p>Inteligencia</text:p>
                <draw:g>
                  <svg:desc>Hoja1.E1:Hoja1.E1</svg:desc>
                </draw:g>
              </table:table-cell>
              <table:table-cell office:value-type="string">
                <text:p>Percepción</text:p>
                <draw:g>
                  <svg:desc>Hoja1.F1:Hoja1.F1</svg:desc>
                </draw:g>
              </table:table-cell>
              <table:table-cell office:value-type="string">
                <text:p>Fecundidad</text:p>
                <draw:g>
                  <svg:desc>Hoja1.G1:Hoja1.G1</svg:desc>
                </draw:g>
              </table:table-cell>
              <table:table-cell office:value-type="string">
                <text:p>Madurez Sexual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Hoja1.A2:Hoja1.A21</svg:desc>
                </draw:g>
              </table:table-cell>
              <table:table-cell office:value-type="float" office:value="6">
                <text:p>6</text:p>
                <draw:g>
                  <svg:desc>Hoja1.B2:Hoja1.B21</svg:desc>
                </draw:g>
              </table:table-cell>
              <table:table-cell office:value-type="float" office:value="5.5">
                <text:p>5.5</text:p>
                <draw:g>
                  <svg:desc>Hoja1.C2:Hoja1.C21</svg:desc>
                </draw:g>
              </table:table-cell>
              <table:table-cell office:value-type="float" office:value="7">
                <text:p>7</text:p>
                <draw:g>
                  <svg:desc>Hoja1.D2:Hoja1.D21</svg:desc>
                </draw:g>
              </table:table-cell>
              <table:table-cell office:value-type="float" office:value="1.75">
                <text:p>1.75</text:p>
                <draw:g>
                  <svg:desc>Hoja1.E2:Hoja1.E21</svg:desc>
                </draw:g>
              </table:table-cell>
              <table:table-cell office:value-type="float" office:value="10.25">
                <text:p>10.25</text:p>
                <draw:g>
                  <svg:desc>Hoja1.F2:Hoja1.F21</svg:desc>
                </draw:g>
              </table:table-cell>
              <table:table-cell office:value-type="float" office:value="1">
                <text:p>1</text:p>
                <draw:g>
                  <svg:desc>Hoja1.G2:Hoja1.G21</svg:desc>
                </draw:g>
              </table:table-cell>
              <table:table-cell office:value-type="float" office:value="15">
                <text:p>15</text:p>
                <draw:g>
                  <svg:desc>Hoja1.H2:Hoja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7986577181208">
                <text:p>4.97986577181208</text:p>
              </table:table-cell>
              <table:table-cell office:value-type="float" office:value="6.2751677852349">
                <text:p>6.2751677852349</text:p>
              </table:table-cell>
              <table:table-cell office:value-type="float" office:value="5.90604026845638">
                <text:p>5.90604026845638</text:p>
              </table:table-cell>
              <table:table-cell office:value-type="float" office:value="7">
                <text:p>7</text:p>
              </table:table-cell>
              <table:table-cell office:value-type="float" office:value="1.97315436241611">
                <text:p>1.97315436241611</text:p>
              </table:table-cell>
              <table:table-cell office:value-type="float" office:value="10.6107382550336">
                <text:p>10.6107382550336</text:p>
              </table:table-cell>
              <table:table-cell office:value-type="float" office:value="0.993288590604027">
                <text:p>0.993288590604027</text:p>
              </table:table-cell>
              <table:table-cell office:value-type="float" office:value="14.9865771812081">
                <text:p>14.9865771812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5854922279793">
                <text:p>4.95854922279793</text:p>
              </table:table-cell>
              <table:table-cell office:value-type="float" office:value="6.06217616580311">
                <text:p>6.06217616580311</text:p>
              </table:table-cell>
              <table:table-cell office:value-type="float" office:value="5.73056994818653">
                <text:p>5.73056994818653</text:p>
              </table:table-cell>
              <table:table-cell office:value-type="float" office:value="7.03626943005181">
                <text:p>7.03626943005181</text:p>
              </table:table-cell>
              <table:table-cell office:value-type="float" office:value="1.8860103626943">
                <text:p>1.8860103626943</text:p>
              </table:table-cell>
              <table:table-cell office:value-type="float" office:value="10.1347150259067">
                <text:p>10.1347150259067</text:p>
              </table:table-cell>
              <table:table-cell office:value-type="float" office:value="1.03626943005181">
                <text:p>1.03626943005181</text:p>
              </table:table-cell>
              <table:table-cell office:value-type="float" office:value="15.0569948186528">
                <text:p>15.0569948186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04123711340206">
                <text:p>5.04123711340206</text:p>
              </table:table-cell>
              <table:table-cell office:value-type="float" office:value="6.19072164948454">
                <text:p>6.19072164948454</text:p>
              </table:table-cell>
              <table:table-cell office:value-type="float" office:value="5.88144329896907">
                <text:p>5.88144329896907</text:p>
              </table:table-cell>
              <table:table-cell office:value-type="float" office:value="7.07216494845361">
                <text:p>7.07216494845361</text:p>
              </table:table-cell>
              <table:table-cell office:value-type="float" office:value="2.03092783505155">
                <text:p>2.03092783505155</text:p>
              </table:table-cell>
              <table:table-cell office:value-type="float" office:value="10.2164948453608">
                <text:p>10.2164948453608</text:p>
              </table:table-cell>
              <table:table-cell office:value-type="float" office:value="1.10309278350515">
                <text:p>1.10309278350515</text:p>
              </table:table-cell>
              <table:table-cell office:value-type="float" office:value="14.9536082474227">
                <text:p>14.9536082474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4979079497908">
                <text:p>4.94979079497908</text:p>
              </table:table-cell>
              <table:table-cell office:value-type="float" office:value="6.1673640167364">
                <text:p>6.1673640167364</text:p>
              </table:table-cell>
              <table:table-cell office:value-type="float" office:value="5.74476987447699">
                <text:p>5.74476987447699</text:p>
              </table:table-cell>
              <table:table-cell office:value-type="float" office:value="7.31380753138075">
                <text:p>7.31380753138075</text:p>
              </table:table-cell>
              <table:table-cell office:value-type="float" office:value="1.85774058577406">
                <text:p>1.85774058577406</text:p>
              </table:table-cell>
              <table:table-cell office:value-type="float" office:value="9.85774058577406">
                <text:p>9.85774058577406</text:p>
              </table:table-cell>
              <table:table-cell office:value-type="float" office:value="1.2092050209205">
                <text:p>1.2092050209205</text:p>
              </table:table-cell>
              <table:table-cell office:value-type="float" office:value="14.9958158995816">
                <text:p>14.9958158995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1794871794872">
                <text:p>4.91794871794872</text:p>
              </table:table-cell>
              <table:table-cell office:value-type="float" office:value="6.56410256410256">
                <text:p>6.56410256410256</text:p>
              </table:table-cell>
              <table:table-cell office:value-type="float" office:value="6.28205128205128">
                <text:p>6.2820512820512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2.17435897435897">
                <text:p>2.17435897435897</text:p>
              </table:table-cell>
              <table:table-cell office:value-type="float" office:value="9.92307692307692">
                <text:p>9.92307692307692</text:p>
              </table:table-cell>
              <table:table-cell office:value-type="float" office:value="1.34358974358974">
                <text:p>1.34358974358974</text:p>
              </table:table-cell>
              <table:table-cell office:value-type="float" office:value="14.9538461538462">
                <text:p>14.9538461538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59375">
                <text:p>4.859375</text:p>
              </table:table-cell>
              <table:table-cell office:value-type="float" office:value="7.015625">
                <text:p>7.015625</text:p>
              </table:table-cell>
              <table:table-cell office:value-type="float" office:value="6.61979166666667">
                <text:p>6.61979166666667</text:p>
              </table:table-cell>
              <table:table-cell office:value-type="float" office:value="7.61458333333333">
                <text:p>7.61458333333333</text:p>
              </table:table-cell>
              <table:table-cell office:value-type="float" office:value="2.48958333333333">
                <text:p>2.48958333333333</text:p>
              </table:table-cell>
              <table:table-cell office:value-type="float" office:value="9.69791666666667">
                <text:p>9.69791666666667</text:p>
              </table:table-cell>
              <table:table-cell office:value-type="float" office:value="1.46875">
                <text:p>1.46875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6734693877551">
                <text:p>4.86734693877551</text:p>
              </table:table-cell>
              <table:table-cell office:value-type="float" office:value="6.57142857142857">
                <text:p>6.57142857142857</text:p>
              </table:table-cell>
              <table:table-cell office:value-type="float" office:value="6.41836734693878">
                <text:p>6.41836734693878</text:p>
              </table:table-cell>
              <table:table-cell office:value-type="float" office:value="7.83163265306123">
                <text:p>7.83163265306123</text:p>
              </table:table-cell>
              <table:table-cell office:value-type="float" office:value="2.47959183673469">
                <text:p>2.47959183673469</text:p>
              </table:table-cell>
              <table:table-cell office:value-type="float" office:value="9.14795918367347">
                <text:p>9.14795918367347</text:p>
              </table:table-cell>
              <table:table-cell office:value-type="float" office:value="1.53061224489796">
                <text:p>1.53061224489796</text:p>
              </table:table-cell>
              <table:table-cell office:value-type="float" office:value="15.030612244898">
                <text:p>15.030612244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2967032967033">
                <text:p>4.82967032967033</text:p>
              </table:table-cell>
              <table:table-cell office:value-type="float" office:value="7.04945054945055">
                <text:p>7.04945054945055</text:p>
              </table:table-cell>
              <table:table-cell office:value-type="float" office:value="6.74175824175824">
                <text:p>6.74175824175824</text:p>
              </table:table-cell>
              <table:table-cell office:value-type="float" office:value="7.96153846153846">
                <text:p>7.96153846153846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9.13186813186813">
                <text:p>9.13186813186813</text:p>
              </table:table-cell>
              <table:table-cell office:value-type="float" office:value="1.74725274725275">
                <text:p>1.74725274725275</text:p>
              </table:table-cell>
              <table:table-cell office:value-type="float" office:value="14.9450549450549">
                <text:p>14.9450549450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11797752808989">
                <text:p>5.11797752808989</text:p>
              </table:table-cell>
              <table:table-cell office:value-type="float" office:value="7.15168539325843">
                <text:p>7.15168539325843</text:p>
              </table:table-cell>
              <table:table-cell office:value-type="float" office:value="6.7247191011236">
                <text:p>6.7247191011236</text:p>
              </table:table-cell>
              <table:table-cell office:value-type="float" office:value="8.18539325842697">
                <text:p>8.18539325842697</text:p>
              </table:table-cell>
              <table:table-cell office:value-type="float" office:value="2.67977528089888">
                <text:p>2.67977528089888</text:p>
              </table:table-cell>
              <table:table-cell office:value-type="float" office:value="8.99438202247191">
                <text:p>8.99438202247191</text:p>
              </table:table-cell>
              <table:table-cell office:value-type="float" office:value="1.85393258426966">
                <text:p>1.85393258426966</text:p>
              </table:table-cell>
              <table:table-cell office:value-type="float" office:value="14.8988764044944">
                <text:p>14.8988764044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7898089171975">
                <text:p>4.87898089171975</text:p>
              </table:table-cell>
              <table:table-cell office:value-type="float" office:value="7.19108280254777">
                <text:p>7.19108280254777</text:p>
              </table:table-cell>
              <table:table-cell office:value-type="float" office:value="6.47133757961784">
                <text:p>6.47133757961784</text:p>
              </table:table-cell>
              <table:table-cell office:value-type="float" office:value="8.23566878980892">
                <text:p>8.23566878980892</text:p>
              </table:table-cell>
              <table:table-cell office:value-type="float" office:value="2.93630573248408">
                <text:p>2.93630573248408</text:p>
              </table:table-cell>
              <table:table-cell office:value-type="float" office:value="8.87898089171975">
                <text:p>8.87898089171975</text:p>
              </table:table-cell>
              <table:table-cell office:value-type="float" office:value="2.17197452229299">
                <text:p>2.17197452229299</text:p>
              </table:table-cell>
              <table:table-cell office:value-type="float" office:value="14.828025477707">
                <text:p>14.8280254777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0322580645161">
                <text:p>4.70322580645161</text:p>
              </table:table-cell>
              <table:table-cell office:value-type="float" office:value="7.64516129032258">
                <text:p>7.64516129032258</text:p>
              </table:table-cell>
              <table:table-cell office:value-type="float" office:value="6.83225806451613">
                <text:p>6.83225806451613</text:p>
              </table:table-cell>
              <table:table-cell office:value-type="float" office:value="8.48387096774194">
                <text:p>8.48387096774194</text:p>
              </table:table-cell>
              <table:table-cell office:value-type="float" office:value="3.33548387096774">
                <text:p>3.33548387096774</text:p>
              </table:table-cell>
              <table:table-cell office:value-type="float" office:value="8.95483870967742">
                <text:p>8.95483870967742</text:p>
              </table:table-cell>
              <table:table-cell office:value-type="float" office:value="2.20645161290323">
                <text:p>2.20645161290323</text:p>
              </table:table-cell>
              <table:table-cell office:value-type="float" office:value="14.9806451612903">
                <text:p>14.9806451612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3793103448276">
                <text:p>4.93793103448276</text:p>
              </table:table-cell>
              <table:table-cell office:value-type="float" office:value="7.84137931034483">
                <text:p>7.84137931034483</text:p>
              </table:table-cell>
              <table:table-cell office:value-type="float" office:value="7.01379310344828">
                <text:p>7.01379310344828</text:p>
              </table:table-cell>
              <table:table-cell office:value-type="float" office:value="8.46206896551724">
                <text:p>8.46206896551724</text:p>
              </table:table-cell>
              <table:table-cell office:value-type="float" office:value="3.36551724137931">
                <text:p>3.36551724137931</text:p>
              </table:table-cell>
              <table:table-cell office:value-type="float" office:value="8.72413793103448">
                <text:p>8.72413793103448</text:p>
              </table:table-cell>
              <table:table-cell office:value-type="float" office:value="2.31724137931034">
                <text:p>2.31724137931034</text:p>
              </table:table-cell>
              <table:table-cell office:value-type="float" office:value="14.8620689655172">
                <text:p>14.8620689655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9090909090909">
                <text:p>5.09090909090909</text:p>
              </table:table-cell>
              <table:table-cell office:value-type="float" office:value="7.73426573426573">
                <text:p>7.73426573426573</text:p>
              </table:table-cell>
              <table:table-cell office:value-type="float" office:value="6.92307692307692">
                <text:p>6.92307692307692</text:p>
              </table:table-cell>
              <table:table-cell office:value-type="float" office:value="8.58041958041958">
                <text:p>8.58041958041958</text:p>
              </table:table-cell>
              <table:table-cell office:value-type="float" office:value="3.47552447552448">
                <text:p>3.47552447552448</text:p>
              </table:table-cell>
              <table:table-cell office:value-type="float" office:value="8.72727272727273">
                <text:p>8.72727272727273</text:p>
              </table:table-cell>
              <table:table-cell office:value-type="float" office:value="2.13986013986014">
                <text:p>2.13986013986014</text:p>
              </table:table-cell>
              <table:table-cell office:value-type="float" office:value="14.7622377622378">
                <text:p>14.7622377622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9402985074627">
                <text:p>5.19402985074627</text:p>
              </table:table-cell>
              <table:table-cell office:value-type="float" office:value="8.08208955223881">
                <text:p>8.08208955223881</text:p>
              </table:table-cell>
              <table:table-cell office:value-type="float" office:value="7.08955223880597">
                <text:p>7.08955223880597</text:p>
              </table:table-cell>
              <table:table-cell office:value-type="float" office:value="8.71641791044776">
                <text:p>8.71641791044776</text:p>
              </table:table-cell>
              <table:table-cell office:value-type="float" office:value="3.76865671641791">
                <text:p>3.76865671641791</text:p>
              </table:table-cell>
              <table:table-cell office:value-type="float" office:value="8.17910447761194">
                <text:p>8.17910447761194</text:p>
              </table:table-cell>
              <table:table-cell office:value-type="float" office:value="2.44029850746269">
                <text:p>2.44029850746269</text:p>
              </table:table-cell>
              <table:table-cell office:value-type="float" office:value="14.6044776119403">
                <text:p>14.6044776119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6666666666667">
                <text:p>5.26666666666667</text:p>
              </table:table-cell>
              <table:table-cell office:value-type="float" office:value="7.84166666666667">
                <text:p>7.84166666666667</text:p>
              </table:table-cell>
              <table:table-cell office:value-type="float" office:value="7.90833333333333">
                <text:p>7.90833333333333</text:p>
              </table:table-cell>
              <table:table-cell office:value-type="float" office:value="8.69166666666667">
                <text:p>8.69166666666667</text:p>
              </table:table-cell>
              <table:table-cell office:value-type="float" office:value="3.375">
                <text:p>3.375</text:p>
              </table:table-cell>
              <table:table-cell office:value-type="float" office:value="7.98333333333333">
                <text:p>7.98333333333333</text:p>
              </table:table-cell>
              <table:table-cell office:value-type="float" office:value="2.125">
                <text:p>2.125</text:p>
              </table:table-cell>
              <table:table-cell office:value-type="float" office:value="14.6583333333333">
                <text:p>14.65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4678899082569">
                <text:p>5.14678899082569</text:p>
              </table:table-cell>
              <table:table-cell office:value-type="float" office:value="8.46788990825688">
                <text:p>8.46788990825688</text:p>
              </table:table-cell>
              <table:table-cell office:value-type="float" office:value="7.67889908256881">
                <text:p>7.67889908256881</text:p>
              </table:table-cell>
              <table:table-cell office:value-type="float" office:value="9.07339449541284">
                <text:p>9.07339449541284</text:p>
              </table:table-cell>
              <table:table-cell office:value-type="float" office:value="3.84403669724771">
                <text:p>3.84403669724771</text:p>
              </table:table-cell>
              <table:table-cell office:value-type="float" office:value="7.77981651376147">
                <text:p>7.77981651376147</text:p>
              </table:table-cell>
              <table:table-cell office:value-type="float" office:value="2.47706422018349">
                <text:p>2.47706422018349</text:p>
              </table:table-cell>
              <table:table-cell office:value-type="float" office:value="14.651376146789">
                <text:p>14.651376146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9775280898876">
                <text:p>5.79775280898876</text:p>
              </table:table-cell>
              <table:table-cell office:value-type="float" office:value="8.57303370786517">
                <text:p>8.57303370786517</text:p>
              </table:table-cell>
              <table:table-cell office:value-type="float" office:value="8.39325842696629">
                <text:p>8.39325842696629</text:p>
              </table:table-cell>
              <table:table-cell office:value-type="float" office:value="9.55056179775281">
                <text:p>9.55056179775281</text:p>
              </table:table-cell>
              <table:table-cell office:value-type="float" office:value="3.43820224719101">
                <text:p>3.43820224719101</text:p>
              </table:table-cell>
              <table:table-cell office:value-type="float" office:value="7.20224719101124">
                <text:p>7.20224719101124</text:p>
              </table:table-cell>
              <table:table-cell office:value-type="float" office:value="2.68539325842697">
                <text:p>2.68539325842697</text:p>
              </table:table-cell>
              <table:table-cell office:value-type="float" office:value="14.9213483146067">
                <text:p>14.9213483146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3174603174603">
                <text:p>6.03174603174603</text:p>
              </table:table-cell>
              <table:table-cell office:value-type="float" office:value="9.57142857142857">
                <text:p>9.57142857142857</text:p>
              </table:table-cell>
              <table:table-cell office:value-type="float" office:value="8.73015873015873">
                <text:p>8.73015873015873</text:p>
              </table:table-cell>
              <table:table-cell office:value-type="float" office:value="10.3015873015873">
                <text:p>10.3015873015873</text:p>
              </table:table-cell>
              <table:table-cell office:value-type="float" office:value="3.82539682539683">
                <text:p>3.82539682539683</text:p>
              </table:table-cell>
              <table:table-cell office:value-type="float" office:value="7.74603174603175">
                <text:p>7.74603174603175</text:p>
              </table:table-cell>
              <table:table-cell office:value-type="float" office:value="2.6031746031746">
                <text:p>2.6031746031746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4705882352941">
                <text:p>5.64705882352941</text:p>
              </table:table-cell>
              <table:table-cell office:value-type="float" office:value="8.82352941176471">
                <text:p>8.82352941176471</text:p>
              </table:table-cell>
              <table:table-cell office:value-type="float" office:value="9">
                <text:p>9</text:p>
              </table:table-cell>
              <table:table-cell office:value-type="float" office:value="11.8823529411765">
                <text:p>11.8823529411765</text:p>
              </table:table-cell>
              <table:table-cell office:value-type="float" office:value="3.94117647058824">
                <text:p>3.94117647058824</text:p>
              </table:table-cell>
              <table:table-cell office:value-type="float" office:value="8.35294117647059">
                <text:p>8.35294117647059</text:p>
              </table:table-cell>
              <table:table-cell office:value-type="float" office:value="2.64705882352941">
                <text:p>2.64705882352941</text:p>
              </table:table-cell>
              <table:table-cell office:value-type="float" office:value="15.0588235294118">
                <text:p>15.0588235294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